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elta t</text:p>
          </table:table-cell>
          <table:table-cell office:value-type="float" office:value="0.01" table:style-name="ce1">
            <text:p>0,0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y(0)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(0)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</text:p>
          </table:table-cell>
          <table:table-cell office:value-type="float" office:value="9.8070000000000004" table:style-name="ce1">
            <text:p>9,807</text:p>
          </table:table-cell>
          <table:table-cell table:number-columns-repeated="16382" table:style-name="ce1"/>
        </table:table-row>
        <table:table-row table:style-name="ro1">
          <table:table-cell table:number-columns-repeated="4" table:style-name="ce1"/>
          <table:table-cell table:style-name="ce1">
            <draw:frame draw:z-index="1" draw:id="id0" draw:style-name="a0" draw:name="Gráfico 2" svg:x="0.65625in" svg:y="0.19792in" svg:width="4.67708in" svg:height="2.4895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2">
            <text:p>t</text:p>
          </table:table-cell>
          <table:table-cell office:value-type="string" table:style-name="ce2">
            <text:p>y(t)</text:p>
          </table:table-cell>
          <table:table-cell office:value-type="string" table:style-name="ce2">
            <text:p>v(t)</text:p>
          </table:table-cell>
          <table:table-cell office:value-type="string" table:style-name="ce2">
            <text:p>g</text:p>
          </table:table-cell>
          <table:table-cell table:number-columns-repeated="1638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float" office:value="0.01" table:formula="of:=[.A7]+[.$B$1]" table:style-name="ce2">
            <text:p>0,01</text:p>
          </table:table-cell>
          <table:table-cell office:value-type="float" office:value="1.9990193000000001" table:formula="of:=([.C8]*[.$B$1])+[.B7]" table:style-name="ce2">
            <text:p>1,9990193</text:p>
          </table:table-cell>
          <table:table-cell office:value-type="float" office:value="-9.8070000000000004E-2" table:formula="of:=(-[.$B$4]*[.$B$1])+[.C7]" table:style-name="ce2">
            <text:p>-0,09807</text:p>
          </table:table-cell>
          <table:table-cell office:value-type="float" office:value="-9.8070000000000004" table:formula="of:=([.C8]-[.C7])/[.$B$1]" table:style-name="ce2">
            <text:p>-9,807</text:p>
          </table:table-cell>
          <table:table-cell table:number-columns-repeated="16380"/>
        </table:table-row>
        <table:table-row table:style-name="ro1">
          <table:table-cell office:value-type="float" office:value="0.02" table:formula="of:=[.A8]+[.$B$1]" table:style-name="ce2">
            <text:p>0,02</text:p>
          </table:table-cell>
          <table:table-cell office:value-type="float" office:value="1.9970579000000002" table:formula="of:=([.C9]*[.$B$1])+[.B8]" table:style-name="ce2">
            <text:p>1,9970579</text:p>
          </table:table-cell>
          <table:table-cell office:value-type="float" office:value="-0.19614000000000001" table:formula="of:=(-[.$B$4]*[.$B$1])+[.C8]" table:style-name="ce2">
            <text:p>-0,19614</text:p>
          </table:table-cell>
          <table:table-cell office:value-type="float" office:value="-9.8070000000000004" table:formula="of:=([.C9]-[.C8])/[.$B$1]" table:style-name="ce2">
            <text:p>-9,807</text:p>
          </table:table-cell>
          <table:table-cell table:number-columns-repeated="16380"/>
        </table:table-row>
        <table:table-row table:style-name="ro1">
          <table:table-cell office:value-type="float" office:value="0.03" table:formula="of:=[.A9]+[.$B$1]" table:style-name="ce2">
            <text:p>0,03</text:p>
          </table:table-cell>
          <table:table-cell office:value-type="float" office:value="1.9941158000000001" table:formula="of:=([.C10]*[.$B$1])+[.B9]" table:style-name="ce2">
            <text:p>1,9941158</text:p>
          </table:table-cell>
          <table:table-cell office:value-type="float" office:value="-0.29421000000000003" table:formula="of:=(-[.$B$4]*[.$B$1])+[.C9]" table:style-name="ce2">
            <text:p>-0,29421</text:p>
          </table:table-cell>
          <table:table-cell office:value-type="float" office:value="-9.8070000000000022" table:formula="of:=([.C10]-[.C9])/[.$B$1]" table:style-name="ce2">
            <text:p>-9,807</text:p>
          </table:table-cell>
          <table:table-cell table:number-columns-repeated="16380"/>
        </table:table-row>
        <table:table-row table:style-name="ro1">
          <table:table-cell office:value-type="float" office:value="0.04" table:formula="of:=[.A10]+[.$B$1]" table:style-name="ce2">
            <text:p>0,04</text:p>
          </table:table-cell>
          <table:table-cell office:value-type="float" office:value="1.9901930000000001" table:formula="of:=([.C11]*[.$B$1])+[.B10]" table:style-name="ce2">
            <text:p>1,990193</text:p>
          </table:table-cell>
          <table:table-cell office:value-type="float" office:value="-0.39228000000000002" table:formula="of:=(-[.$B$4]*[.$B$1])+[.C10]" table:style-name="ce2">
            <text:p>-0,39228</text:p>
          </table:table-cell>
          <table:table-cell office:value-type="float" office:value="-9.8069999999999986" table:formula="of:=([.C11]-[.C10])/[.$B$1]" table:style-name="ce2">
            <text:p>-9,807</text:p>
          </table:table-cell>
          <table:table-cell table:number-columns-repeated="16380"/>
        </table:table-row>
        <table:table-row table:style-name="ro1">
          <table:table-cell office:value-type="float" office:value="0.05" table:formula="of:=[.A11]+[.$B$1]" table:style-name="ce2">
            <text:p>0,05</text:p>
          </table:table-cell>
          <table:table-cell office:value-type="float" office:value="1.9852895000000002" table:formula="of:=([.C12]*[.$B$1])+[.B11]" table:style-name="ce2">
            <text:p>1,9852895</text:p>
          </table:table-cell>
          <table:table-cell office:value-type="float" office:value="-0.49035000000000001" table:formula="of:=(-[.$B$4]*[.$B$1])+[.C11]" table:style-name="ce2">
            <text:p>-0,49035</text:p>
          </table:table-cell>
          <table:table-cell office:value-type="float" office:value="-9.8069999999999986" table:formula="of:=([.C12]-[.C11])/[.$B$1]" table:style-name="ce2">
            <text:p>-9,807</text:p>
          </table:table-cell>
          <table:table-cell table:number-columns-repeated="16380"/>
        </table:table-row>
        <table:table-row table:style-name="ro1">
          <table:table-cell office:value-type="float" office:value="6.0000000000000005E-2" table:formula="of:=[.A12]+[.$B$1]" table:style-name="ce2">
            <text:p>0,06</text:p>
          </table:table-cell>
          <table:table-cell office:value-type="float" office:value="1.9794053000000003" table:formula="of:=([.C13]*[.$B$1])+[.B12]" table:style-name="ce2">
            <text:p>1,9794053</text:p>
          </table:table-cell>
          <table:table-cell office:value-type="float" office:value="-0.58842000000000005" table:formula="of:=(-[.$B$4]*[.$B$1])+[.C12]" table:style-name="ce2">
            <text:p>-0,58842</text:p>
          </table:table-cell>
          <table:table-cell office:value-type="float" office:value="-9.8070000000000039" table:formula="of:=([.C13]-[.C12])/[.$B$1]" table:style-name="ce2">
            <text:p>-9,807</text:p>
          </table:table-cell>
          <table:table-cell table:number-columns-repeated="16380"/>
        </table:table-row>
        <table:table-row table:style-name="ro1">
          <table:table-cell office:value-type="float" office:value="7.0000000000000007E-2" table:formula="of:=[.A13]+[.$B$1]" table:style-name="ce2">
            <text:p>0,07</text:p>
          </table:table-cell>
          <table:table-cell office:value-type="float" office:value="1.9725404000000002" table:formula="of:=([.C14]*[.$B$1])+[.B13]" table:style-name="ce2">
            <text:p>1,9725404</text:p>
          </table:table-cell>
          <table:table-cell office:value-type="float" office:value="-0.68649000000000004" table:formula="of:=(-[.$B$4]*[.$B$1])+[.C13]" table:style-name="ce2">
            <text:p>-0,68649</text:p>
          </table:table-cell>
          <table:table-cell office:value-type="float" office:value="-9.8069999999999986" table:formula="of:=([.C14]-[.C13])/[.$B$1]" table:style-name="ce2">
            <text:p>-9,807</text:p>
          </table:table-cell>
          <table:table-cell table:number-columns-repeated="16380"/>
        </table:table-row>
        <table:table-row table:style-name="ro1">
          <table:table-cell office:value-type="float" office:value="0.08" table:formula="of:=[.A14]+[.$B$1]" table:style-name="ce2">
            <text:p>0,08</text:p>
          </table:table-cell>
          <table:table-cell office:value-type="float" office:value="1.9646948000000002" table:formula="of:=([.C15]*[.$B$1])+[.B14]" table:style-name="ce2">
            <text:p>1,9646948</text:p>
          </table:table-cell>
          <table:table-cell office:value-type="float" office:value="-0.78456000000000004" table:formula="of:=(-[.$B$4]*[.$B$1])+[.C14]" table:style-name="ce2">
            <text:p>-0,78456</text:p>
          </table:table-cell>
          <table:table-cell office:value-type="float" office:value="-9.8069999999999986" table:formula="of:=([.C15]-[.C14])/[.$B$1]" table:style-name="ce2">
            <text:p>-9,807</text:p>
          </table:table-cell>
          <table:table-cell table:number-columns-repeated="16380"/>
        </table:table-row>
        <table:table-row table:style-name="ro1">
          <table:table-cell office:value-type="float" office:value="0.09" table:formula="of:=[.A15]+[.$B$1]" table:style-name="ce2">
            <text:p>0,09</text:p>
          </table:table-cell>
          <table:table-cell office:value-type="float" office:value="1.9558685000000002" table:formula="of:=([.C16]*[.$B$1])+[.B15]" table:style-name="ce2">
            <text:p>1,9558685</text:p>
          </table:table-cell>
          <table:table-cell office:value-type="float" office:value="-0.88263000000000003" table:formula="of:=(-[.$B$4]*[.$B$1])+[.C15]" table:style-name="ce2">
            <text:p>-0,88263</text:p>
          </table:table-cell>
          <table:table-cell office:value-type="float" office:value="-9.8069999999999986" table:formula="of:=([.C16]-[.C15])/[.$B$1]" table:style-name="ce2">
            <text:p>-9,807</text:p>
          </table:table-cell>
          <table:table-cell table:number-columns-repeated="16380"/>
        </table:table-row>
        <table:table-row table:style-name="ro1">
          <table:table-cell office:value-type="float" office:value="9.9999999999999992E-2" table:formula="of:=[.A16]+[.$B$1]" table:style-name="ce2">
            <text:p>0,1</text:p>
          </table:table-cell>
          <table:table-cell office:value-type="float" office:value="1.9460615000000003" table:formula="of:=([.C17]*[.$B$1])+[.B16]" table:style-name="ce2">
            <text:p>1,9460615</text:p>
          </table:table-cell>
          <table:table-cell office:value-type="float" office:value="-0.98070000000000002" table:formula="of:=(-[.$B$4]*[.$B$1])+[.C16]" table:style-name="ce2">
            <text:p>-0,9807</text:p>
          </table:table-cell>
          <table:table-cell office:value-type="float" office:value="-9.8069999999999986" table:formula="of:=([.C17]-[.C16])/[.$B$1]" table:style-name="ce2">
            <text:p>-9,807</text:p>
          </table:table-cell>
          <table:table-cell table:number-columns-repeated="16380"/>
        </table:table-row>
        <table:table-row table:style-name="ro1">
          <table:table-cell table:number-columns-repeated="4" table:style-name="ce1"/>
          <table:table-cell table:style-name="ce1">
            <draw:frame draw:z-index="2" draw:id="id1" draw:style-name="a1" draw:name="Gráfico 5" svg:x="0.65625in" svg:y="0.19792in" svg:width="4.66667in" svg:height="2.5104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2">
            <text:p>t</text:p>
          </table:table-cell>
          <table:table-cell office:value-type="string" table:style-name="ce2">
            <text:p>v(t)</text:p>
          </table:table-cell>
          <table:table-cell table:number-columns-repeated="16382" table:style-name="ce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2" table:style-name="ce1"/>
        </table:table-row>
        <table:table-row table:style-name="ro1">
          <table:table-cell office:value-type="float" office:value="0.01" table:style-name="ce2">
            <text:p>0,01</text:p>
          </table:table-cell>
          <table:table-cell office:value-type="float" office:value="-9.8070000000000004E-2" table:style-name="ce2">
            <text:p>-0,09807</text:p>
          </table:table-cell>
          <table:table-cell table:number-columns-repeated="16382" table:style-name="ce1"/>
        </table:table-row>
        <table:table-row table:style-name="ro1">
          <table:table-cell office:value-type="float" office:value="0.02" table:style-name="ce2">
            <text:p>0,02</text:p>
          </table:table-cell>
          <table:table-cell office:value-type="float" office:value="-0.19614000000000001" table:style-name="ce2">
            <text:p>-0,19614</text:p>
          </table:table-cell>
          <table:table-cell table:number-columns-repeated="16382" table:style-name="ce1"/>
        </table:table-row>
        <table:table-row table:style-name="ro1">
          <table:table-cell office:value-type="float" office:value="0.03" table:style-name="ce2">
            <text:p>0,03</text:p>
          </table:table-cell>
          <table:table-cell office:value-type="float" office:value="-0.29421000000000003" table:style-name="ce2">
            <text:p>-0,29421</text:p>
          </table:table-cell>
          <table:table-cell table:number-columns-repeated="16382" table:style-name="ce1"/>
        </table:table-row>
        <table:table-row table:style-name="ro1">
          <table:table-cell office:value-type="float" office:value="0.04" table:style-name="ce2">
            <text:p>0,04</text:p>
          </table:table-cell>
          <table:table-cell office:value-type="float" office:value="-0.39228000000000002" table:style-name="ce2">
            <text:p>-0,39228</text:p>
          </table:table-cell>
          <table:table-cell table:number-columns-repeated="16382" table:style-name="ce1"/>
        </table:table-row>
        <table:table-row table:style-name="ro1">
          <table:table-cell office:value-type="float" office:value="0.05" table:style-name="ce2">
            <text:p>0,05</text:p>
          </table:table-cell>
          <table:table-cell office:value-type="float" office:value="-0.49035000000000006" table:style-name="ce2">
            <text:p>-0,49035</text:p>
          </table:table-cell>
          <table:table-cell table:number-columns-repeated="16382" table:style-name="ce1"/>
        </table:table-row>
        <table:table-row table:style-name="ro1">
          <table:table-cell office:value-type="float" office:value="6.0000000000000005E-2" table:style-name="ce2">
            <text:p>0,06</text:p>
          </table:table-cell>
          <table:table-cell office:value-type="float" office:value="-0.58842000000000005" table:style-name="ce2">
            <text:p>-0,58842</text:p>
          </table:table-cell>
          <table:table-cell table:number-columns-repeated="16382" table:style-name="ce1"/>
        </table:table-row>
        <table:table-row table:style-name="ro1">
          <table:table-cell office:value-type="float" office:value="7.0000000000000007E-2" table:style-name="ce2">
            <text:p>0,07</text:p>
          </table:table-cell>
          <table:table-cell office:value-type="float" office:value="-0.68649000000000004" table:style-name="ce2">
            <text:p>-0,68649</text:p>
          </table:table-cell>
          <table:table-cell table:number-columns-repeated="16382" table:style-name="ce1"/>
        </table:table-row>
        <table:table-row table:style-name="ro1">
          <table:table-cell office:value-type="float" office:value="0.08" table:style-name="ce2">
            <text:p>0,08</text:p>
          </table:table-cell>
          <table:table-cell office:value-type="float" office:value="-0.78456000000000004" table:style-name="ce2">
            <text:p>-0,78456</text:p>
          </table:table-cell>
          <table:table-cell table:number-columns-repeated="16382" table:style-name="ce1"/>
        </table:table-row>
        <table:table-row table:style-name="ro1">
          <table:table-cell office:value-type="float" office:value="0.09" table:style-name="ce2">
            <text:p>0,09</text:p>
          </table:table-cell>
          <table:table-cell office:value-type="float" office:value="-0.88263000000000003" table:style-name="ce2">
            <text:p>-0,88263</text:p>
          </table:table-cell>
          <table:table-cell table:number-columns-repeated="16382" table:style-name="ce1"/>
        </table:table-row>
        <table:table-row table:style-name="ro1">
          <table:table-cell office:value-type="float" office:value="9.9999999999999992E-2" table:style-name="ce2">
            <text:p>0,1</text:p>
          </table:table-cell>
          <table:table-cell office:value-type="float" office:value="-0.98069999999999991" table:style-name="ce2">
            <text:p>-0,9807</text:p>
          </table:table-cell>
          <table:table-cell table:number-columns-repeated="16382" table:style-name="ce1"/>
        </table:table-row>
        <table:table-row table:style-name="ro1">
          <table:table-cell table:number-columns-repeated="4" table:style-name="ce1"/>
          <table:table-cell table:style-name="ce1">
            <draw:frame draw:z-index="3" draw:id="id2" draw:style-name="a2" draw:name="Gráfico 8" svg:x="0.64583in" svg:y="0.19792in" svg:width="4.67708in" svg:height="2.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2">
            <text:p>t</text:p>
          </table:table-cell>
          <table:table-cell office:value-type="string" table:style-name="ce2">
            <text:p>g</text:p>
          </table:table-cell>
          <table:table-cell table:number-columns-repeated="16382" table:style-name="ce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-9.8070000000000004" table:style-name="ce2">
            <text:p>-9,807</text:p>
          </table:table-cell>
          <table:table-cell table:number-columns-repeated="16382"/>
        </table:table-row>
        <table:table-row table:style-name="ro1">
          <table:table-cell office:value-type="float" office:value="0.01" table:formula="of:=[.A33]+[.$B$1]" table:style-name="ce2">
            <text:p>0,01</text:p>
          </table:table-cell>
          <table:table-cell office:value-type="float" office:value="-9.8070000000000004" table:style-name="ce2">
            <text:p>-9,807</text:p>
          </table:table-cell>
          <table:table-cell table:number-columns-repeated="16382"/>
        </table:table-row>
        <table:table-row table:style-name="ro1">
          <table:table-cell office:value-type="float" office:value="0.02" table:formula="of:=[.A34]+[.$B$1]" table:style-name="ce2">
            <text:p>0,02</text:p>
          </table:table-cell>
          <table:table-cell office:value-type="float" office:value="-9.8070000000000004" table:style-name="ce2">
            <text:p>-9,807</text:p>
          </table:table-cell>
          <table:table-cell table:number-columns-repeated="16382"/>
        </table:table-row>
        <table:table-row table:style-name="ro1">
          <table:table-cell office:value-type="float" office:value="0.03" table:formula="of:=[.A35]+[.$B$1]" table:style-name="ce2">
            <text:p>0,03</text:p>
          </table:table-cell>
          <table:table-cell office:value-type="float" office:value="-9.8070000000000022" table:style-name="ce2">
            <text:p>-9,807</text:p>
          </table:table-cell>
          <table:table-cell table:number-columns-repeated="16382"/>
        </table:table-row>
        <table:table-row table:style-name="ro1">
          <table:table-cell office:value-type="float" office:value="0.04" table:formula="of:=[.A36]+[.$B$1]" table:style-name="ce2">
            <text:p>0,04</text:p>
          </table:table-cell>
          <table:table-cell office:value-type="float" office:value="-9.8069999999999986" table:style-name="ce2">
            <text:p>-9,807</text:p>
          </table:table-cell>
          <table:table-cell table:number-columns-repeated="16382"/>
        </table:table-row>
        <table:table-row table:style-name="ro1">
          <table:table-cell office:value-type="float" office:value="0.05" table:formula="of:=[.A37]+[.$B$1]" table:style-name="ce2">
            <text:p>0,05</text:p>
          </table:table-cell>
          <table:table-cell office:value-type="float" office:value="-9.8070000000000039" table:style-name="ce2">
            <text:p>-9,807</text:p>
          </table:table-cell>
          <table:table-cell table:number-columns-repeated="16382"/>
        </table:table-row>
        <table:table-row table:style-name="ro1">
          <table:table-cell office:value-type="float" office:value="6.0000000000000005E-2" table:formula="of:=[.A38]+[.$B$1]" table:style-name="ce2">
            <text:p>0,06</text:p>
          </table:table-cell>
          <table:table-cell office:value-type="float" office:value="-9.8069999999999986" table:style-name="ce2">
            <text:p>-9,807</text:p>
          </table:table-cell>
          <table:table-cell table:number-columns-repeated="16382"/>
        </table:table-row>
        <table:table-row table:style-name="ro1">
          <table:table-cell office:value-type="float" office:value="7.0000000000000007E-2" table:formula="of:=[.A39]+[.$B$1]" table:style-name="ce2">
            <text:p>0,07</text:p>
          </table:table-cell>
          <table:table-cell office:value-type="float" office:value="-9.8069999999999986" table:style-name="ce2">
            <text:p>-9,807</text:p>
          </table:table-cell>
          <table:table-cell table:number-columns-repeated="16382"/>
        </table:table-row>
        <table:table-row table:style-name="ro1">
          <table:table-cell office:value-type="float" office:value="0.08" table:formula="of:=[.A40]+[.$B$1]" table:style-name="ce2">
            <text:p>0,08</text:p>
          </table:table-cell>
          <table:table-cell office:value-type="float" office:value="-9.8069999999999986" table:style-name="ce2">
            <text:p>-9,807</text:p>
          </table:table-cell>
          <table:table-cell table:number-columns-repeated="16382"/>
        </table:table-row>
        <table:table-row table:style-name="ro1">
          <table:table-cell office:value-type="float" office:value="0.09" table:formula="of:=[.A41]+[.$B$1]" table:style-name="ce2">
            <text:p>0,09</text:p>
          </table:table-cell>
          <table:table-cell office:value-type="float" office:value="-9.8069999999999986" table:style-name="ce2">
            <text:p>-9,807</text:p>
          </table:table-cell>
          <table:table-cell table:number-columns-repeated="16382"/>
        </table:table-row>
        <table:table-row table:style-name="ro1">
          <table:table-cell office:value-type="float" office:value="9.9999999999999992E-2" table:formula="of:=[.A42]+[.$B$1]" table:style-name="ce2">
            <text:p>0,1</text:p>
          </table:table-cell>
          <table:table-cell office:value-type="float" office:value="-9.8069999999999879" table:style-name="ce2">
            <text:p>-9,807</text:p>
          </table:table-cell>
          <table:table-cell table:number-columns-repeated="16382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3-03-28T14:04:28Z</meta:creation-date>
    <dc:date>2023-04-10T22:57:4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polynomial"/>
      <style:graphic-properties draw:fill="none" draw:stroke="dash" draw:stroke-dash="a3" svg:stroke-width="0.02083in" svg:stroke-color="#4472c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79.25pt" svg:width="336.75pt" chart:style-name="Crt0">
        <chart:title chart:style-name="CT00">
          <text:p text:style-name="a0" text:class-names="" text:cond-style-name="">Posición vs Tiempo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(s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y(m)</text:p>
            </chart:title>
            <chart:grid chart:class="major" chart:style-name="GMa1"/>
          </chart:axis>
          <chart:series chart:values-cell-range-address="Hoja1.$B$7:.$B$17" chart:class="chart:scatter" chart:attached-axis="primary-y" chart:style-name="G0S0">
            <chart:domain table:cell-range-address="Hoja1.$A$7:.$A$17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3" svg:stroke-width="0.02083in" svg:stroke-color="#4472c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80.75pt" svg:width="336.0pt" chart:style-name="Crt0">
        <chart:title chart:style-name="CT00">
          <text:p text:style-name="a0" text:class-names="" text:cond-style-name="">Velocidad vs Tiempo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(s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v(m/s)</text:p>
            </chart:title>
            <chart:grid chart:class="major" chart:style-name="GMa1"/>
          </chart:axis>
          <chart:series chart:values-cell-range-address="Hoja1.$B$20:.$B$30" chart:class="chart:scatter" chart:attached-axis="primary-y" chart:style-name="G0S0">
            <chart:domain table:cell-range-address="Hoja1.$A$20:.$A$30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1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3" svg:stroke-width="0.02083in" svg:stroke-color="#4472c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maximum="0" chart:minimum="-1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180.0pt" svg:width="336.75pt" chart:style-name="Crt0">
        <chart:title chart:style-name="CT00">
          <text:p text:style-name="a0" text:class-names="" text:cond-style-name="">Aceleración vs Tiempo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t(s)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a(m/s²)</text:p>
            </chart:title>
            <chart:grid chart:class="major" chart:style-name="GMa1"/>
          </chart:axis>
          <chart:series chart:values-cell-range-address="Hoja1.$B$33:.$B$43" chart:class="chart:scatter" chart:attached-axis="primary-y" chart:style-name="G0S0">
            <chart:domain table:cell-range-address="Hoja1.$A$33:.$A$43"/>
            <chart:regression-curve chart:style-name="T000">
              <chart:equation chart:automatic-content="true" chart:display-equation="false" chart:display-r-square="false" chart:style-name="TL000"/>
            </chart:regression-curve>
            <chart:data-point chart:repeated="1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